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14" table:formula="of:=CONCATENATE(&quot;id&quot;;&quot; (&quot;;COUNTA([.AA7:.$AA$96]);&quot;)&quot;)" office:value-type="string" office:string-value="id (88)">
            <text:p>id (88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5"/>
          <table:table-cell table:style-name="ce16" table:formula="of:=COUNTA([.AC7:.AH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5"/>
          <table:table-cell table:style-name="ce16" table:formula="of:=COUNTA([.AC8:.AH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AC9:.AH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AC10:.AH1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AC11:.AH11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246cm" svg:y="4.849cm" draw:caption-point-x="-0.61cm" draw:caption-point-y="1.545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AC12:.AH12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246cm" svg:y="5.447cm" draw:caption-point-x="-0.61cm" draw:caption-point-y="1.528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AC13:.AH13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AC14:.AH14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AC15:.AH15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AC16:.AH16])+COUNTA([.AL16])" office:value-type="float" office:value="5">
            <text:p>5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AC17:.AH1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AC18:.AH18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AC19:.AH19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AC20:.AH20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AC21:.AH21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AC22:.AH22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AC23:.AH23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U</text:p>
          </table:table-cell>
          <table:table-cell table:style-name="ce2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AC24:.AH24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V</text:p>
          </table:table-cell>
          <table:table-cell table:style-name="ce2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AC25:.AH25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AC26:.AH26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AC27:.AH27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AC28:.AH28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30:.$W$52]))" office:value-type="string" office:string-value="max id=241">
            <office:annotation draw:style-name="gr3" draw:text-style-name="P1" svg:width="8.776cm" svg:height="3.235cm" svg:x="8.164cm" svg:y="13.646cm" draw:caption-point-x="-3.122cm" draw:caption-point-y="2.49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41</text:p>
          </table:table-cell>
          <table:table-cell table:style-name="ce5" table:formula="of:=[.B30]" office:value-type="string" office:string-value="B">
            <text:p>B</text:p>
          </table:table-cell>
          <table:table-cell table:style-name="ce5" table:formula="of:=[.B31]" office:value-type="string" office:string-value="C">
            <text:p>C</text:p>
          </table:table-cell>
          <table:table-cell table:style-name="ce5" table:formula="of:=[.B32]" office:value-type="string" office:string-value="D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V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K29]&lt;&gt;1;[.AK29];0)" office:value-type="string" office:string-value="128">
            <text:p>128</text:p>
          </table:table-cell>
          <table:table-cell table:style-name="ce15" office:value-type="string">
            <text:p>128-2:2</text:p>
          </table:table-cell>
          <table:table-cell table:style-name="ce16" table:formula="of:=COUNTA([.AC29:.AH29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6" office:value-type="float" office:value="7">
            <office:annotation draw:style-name="gr4" draw:text-style-name="P1" svg:width="2.899cm" svg:height="0.669cm" svg:x="6.91cm" svg:y="15.317cm" draw:caption-point-x="-0.61cm" draw:caption-point-y="1.399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5" office:value-type="string">
            <text:p>128-3:2</text:p>
          </table:table-cell>
          <table:table-cell table:style-name="ce16" table:formula="of:=COUNTA([.AC30:.AH30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AC31:.AH31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AC32:.AH32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AC33:.AH33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AC34:.AH34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F</text:p>
          </table:table-cell>
          <table:table-cell table:style-name="ce7"/>
          <table:table-cell table:style-name="ce12" table:formula="of:=MAX([.D30:.D31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AC35:.AH35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AC36:.AH36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AC37:.AH37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AC38:.AH3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AC39:.AH39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AC40:.AH40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AC41:.AH41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AC42:.AH42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AC43:.AH43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AC44:.AH44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AC45:.AH45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AC46:.AH46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AC47:.AH47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AC48:.AH48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T</text:p>
          </table:table-cell>
          <table:table-cell table:style-name="ce7" table:number-columns-repeated="18"/>
          <table:table-cell table:style-name="ce7" office:value-type="float" office:value="179">
            <text:p>179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AC49:.AH4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U</text:p>
          </table:table-cell>
          <table:table-cell table:style-name="ce7" table:number-columns-repeated="19"/>
          <table:table-cell table:style-name="ce7" office:value-type="float" office:value="199">
            <text:p>199</text:p>
          </table:table-cell>
          <table:table-cell table:style-name="ce6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AC50:.AH50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 office:value-type="string">
            <text:p>V</text:p>
          </table:table-cell>
          <table:table-cell table:style-name="ce7" table:number-columns-repeated="20"/>
          <table:table-cell table:style-name="ce7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5" office:value-type="string">
            <text:p>163-2:3</text:p>
          </table:table-cell>
          <table:table-cell table:style-name="ce16" table:formula="of:=COUNTA([.AC51:.AH51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3"/>
          <table:table-cell table:style-name="ce7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AC52:.AH52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AC53:.AH53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5" office:value-type="string">
            <text:p>199-3:0</text:p>
          </table:table-cell>
          <table:table-cell table:style-name="ce16" table:formula="of:=COUNTA([.AC54:.AH54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AC55:.AH55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AC56:.AH5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5" office:value-type="string">
            <text:p>202-2:3</text:p>
          </table:table-cell>
          <table:table-cell table:style-name="ce16" table:formula="of:=COUNTA([.AC57:.AH57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AC58:.AH5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AC59:.AH59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5" office:value-type="string">
            <text:p>220-3:0</text:p>
          </table:table-cell>
          <table:table-cell table:style-name="ce16" table:formula="of:=COUNTA([.AC60:.AH60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AC61:.AH6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AC62:.AH62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AC63:.AH63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AC64:.AH64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5" office:value-type="string">
            <text:p>3-1:2</text:p>
          </table:table-cell>
          <table:table-cell table:style-name="ce16" table:formula="of:=COUNTA([.AC65:.AH65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AC66:.AH6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AC67:.AH6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AC68:.AH6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AC69:.AH69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AC70:.AH7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AC71:.AH7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AC72:.AH72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AC73:.AH73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3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AC74:.AH74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AC75:.AH75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AC76:.AH76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AC77:.AH7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AC78:.AH78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AC79:.AH79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AC80:.AH80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AC81:.AH8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AC82:.AH8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AC83:.AH83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AC84:.AH8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AC85:.AH8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AC86:.AH8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AC87:.AH8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AC88:.AH8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AC89:.AH8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AC90:.AH9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AC91:.AH9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AC92:.AH9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AC93:.AH9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AC94:.AH9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AC95:.AH9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AC96:.AH9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AC97:.AH9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AC98:.AH9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AC99:.AH9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AC100:.AH10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AC101:.AH10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1020"/>
          <table:table-cell table:style-name="ce1" table:number-columns-repeated="2"/>
        </table:table-row>
        <table:table-row table:style-name="ro1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AC106:.AH10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C108:.K123]))" office:value-type="string" office:string-value="max id=48">
            <office:annotation office:display="true" draw:style-name="gr3" draw:text-style-name="P1" svg:width="8.776cm" svg:height="3.235cm" svg:x="10.545cm" svg:y="57.531cm" draw:caption-point-x="-5.503cm" draw:caption-point-y="3.57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T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AC107:.AH10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AC108:.AH108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B+D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AC109:.AH109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B+E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AC110:.AH110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C+D</text:p>
          </table:table-cell>
          <table:table-cell table:style-name="ce7" office:value-type="string">
            <text:p>-</text:p>
          </table:table-cell>
          <table:table-cell table:style-name="ce7" office:value-type="float" office:value="39">
            <text:p>39</text:p>
          </table:table-cell>
          <table:table-cell table:style-name="ce7" table:number-columns-repeated="2"/>
          <table:table-cell table:style-name="ce7" office:value-type="float" office:value="14">
            <text:p>14</text:p>
          </table:table-cell>
          <table:table-cell table:style-name="ce7" office:value-type="float" office:value="26">
            <text:p>26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AC111:.AH111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C+Q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7" office:value-type="float" office:value="16">
            <text:p>1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AC112:.AH1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C+K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1">
            <text:p>4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AC113:.AH113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D+E</text:p>
          </table:table-cell>
          <table:table-cell table:number-columns-repeated="2" table:style-name="ce7" office:value-type="string">
            <text:p>-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29">
            <text:p>29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AC114:.AH114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D G</text:p>
          </table:table-cell>
          <table:table-cell table:style-name="ce7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AC115:.AH115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K Q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5" office:value-type="string">
            <text:p>26-2:2:1</text:p>
          </table:table-cell>
          <table:table-cell table:style-name="ce16" table:formula="of:=COUNTA([.AC116:.AH116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K R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table:number-columns-repeated="2"/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5" office:value-type="string">
            <text:p>47-2:2:1</text:p>
          </table:table-cell>
          <table:table-cell table:style-name="ce16" table:formula="of:=COUNTA([.AC117:.AH117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K P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5">
            <text:p>45</text:p>
          </table:table-cell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-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5" office:value-type="string">
            <text:p>48-2:2:1</text:p>
          </table:table-cell>
          <table:table-cell table:style-name="ce16" table:formula="of:=COUNTA([.AC118:.AH118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D K</text:p>
          </table:table-cell>
          <table:table-cell table:style-name="ce7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5"/>
          <table:table-cell table:style-name="ce16" table:formula="of:=COUNTA([.AC119:.AH11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L Q</text:p>
          </table:table-cell>
          <table:table-cell table:style-name="ce7" table:number-columns-repeated="7"/>
          <table:table-cell table:style-name="ce7" office:value-type="float" office:value="47">
            <text:p>47</text:p>
          </table:table-cell>
          <table:table-cell table:style-name="ce7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table:formula="of:=NOW()" office:value-type="date" office:date-value="2020-11-24T17:55:22.47">
            <text:p>2020/11/24 17:55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C L</text:p>
          </table:table-cell>
          <table:table-cell table:style-name="ce7" table:number-columns-repeated="7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CONCATENATE(&quot;max id=&quot;;MAX([.C128:.I141]))" office:value-type="string" office:string-value="max id=3">
            <office:annotation office:display="true" draw:style-name="gr3" draw:text-style-name="P1" svg:width="8.776cm" svg:height="3.235cm" svg:x="17.434cm" svg:y="72.319cm" draw:caption-point-x="-12.392cm" draw:caption-point-y="0.35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C D T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D T V</text:p>
          </table:table-cell>
          <table:table-cell table:style-name="ce7" table:number-columns-repeated="4"/>
          <table:table-cell table:style-name="ce7" office:value-type="float" office:value="3">
            <text:p>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6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AC131:.AH131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5" office:value-type="string">
            <text:p>2-1:1:1:3</text:p>
          </table:table-cell>
          <table:table-cell table:style-name="ce16" table:formula="of:=COUNTA([.AC132:.AH132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5" office:value-type="string">
            <text:p>3-1:2:1:1</text:p>
          </table:table-cell>
          <table:table-cell table:style-name="ce16" table:formula="of:=COUNTA([.AC133:.AH133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5"/>
          <table:table-cell table:style-name="ce16" table:formula="of:=COUNTA([.AC134:.AH13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5"/>
          <table:table-cell table:style-name="ce16" table:formula="of:=COUNTA([.AC135:.AH13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5"/>
          <table:table-cell table:style-name="ce16" table:formula="of:=COUNTA([.AC136:.AH1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5"/>
          <table:table-cell table:style-name="ce16" table:formula="of:=COUNTA([.AC137:.AH1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5"/>
          <table:table-cell table:style-name="ce16" table:formula="of:=COUNTA([.AC138:.AH1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5"/>
          <table:table-cell table:style-name="ce16" table:formula="of:=COUNTA([.AC139:.AH1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5"/>
          <table:table-cell table:style-name="ce16" table:formula="of:=COUNTA([.AC140:.AH14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5"/>
          <table:table-cell table:style-name="ce16" table:formula="of:=COUNTA([.AC141:.AH1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5"/>
          <table:table-cell table:style-name="ce16" table:formula="of:=COUNTA([.AC142:.AH14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5"/>
          <table:table-cell table:style-name="ce16" table:formula="of:=COUNTA([.AC143:.AH14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5"/>
          <table:table-cell table:style-name="ce16" table:formula="of:=COUNTA([.AC144:.AH14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4T17:55:22.49">
            <text:p>2020/11/24 17:55</text:p>
          </table:table-cell>
          <table:table-cell table:formula="of:=NOW()" office:value-type="date" office:date-value="2020-11-24T17:55:22.49">
            <text:p>2020/11/24 17:55</text:p>
          </table:table-cell>
          <table:table-cell table:formula="of:=NOW()" office:value-type="date" office:date-value="2020-11-24T17:55:22.49">
            <text:p>2020/11/24 17:55</text:p>
          </table:table-cell>
          <table:table-cell table:formula="of:=NOW()" office:value-type="date" office:date-value="2020-11-24T17:55:22.49">
            <text:p>2020/11/24 17:55</text:p>
          </table:table-cell>
          <table:table-cell table:formula="of:=NOW()" office:value-type="date" office:date-value="2020-11-24T17:55:22.49">
            <text:p>2020/11/24 17:55</text:p>
          </table:table-cell>
          <table:table-cell table:formula="of:=NOW()" office:value-type="date" office:date-value="2020-11-24T17:55:22.49">
            <text:p>2020/11/24 17:55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10484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0" table:default-cell-style-name="ce1"/>
        <table:table-column table:style-name="co11" table:number-columns-repeated="13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9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81cm" draw:caption-point-x="-4.122cm" draw:caption-point-y="5.62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4T17:55:22.57">
            <text:p>2020/11/24 17:55</text:p>
          </table:table-cell>
          <table:table-cell table:formula="of:=NOW()" office:value-type="date" office:date-value="2020-11-24T17:55:22.57">
            <text:p>2020/11/24 17:55</text:p>
          </table:table-cell>
          <table:table-cell table:formula="of:=NOW()" office:value-type="date" office:date-value="2020-11-24T17:55:22.57">
            <text:p>2020/11/24 17:55</text:p>
          </table:table-cell>
          <table:table-cell table:formula="of:=NOW()" office:value-type="date" office:date-value="2020-11-24T17:55:22.57">
            <text:p>2020/11/24 17:55</text:p>
          </table:table-cell>
          <table:table-cell table:formula="of:=NOW()" office:value-type="date" office:date-value="2020-11-24T17:55:22.57">
            <text:p>2020/11/24 17:55</text:p>
          </table:table-cell>
          <table:table-cell table:formula="of:=NOW()" office:value-type="date" office:date-value="2020-11-24T17:55:22.57">
            <text:p>2020/11/24 17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4T17:55:22.58">
            <text:p>2020/11/24 17:55</text:p>
          </table:table-cell>
          <table:table-cell table:formula="of:=NOW()" office:value-type="date" office:date-value="2020-11-24T17:55:22.58">
            <text:p>2020/11/24 17:55</text:p>
          </table:table-cell>
          <table:table-cell table:formula="of:=NOW()" office:value-type="date" office:date-value="2020-11-24T17:55:22.58">
            <text:p>2020/11/24 17:55</text:p>
          </table:table-cell>
          <table:table-cell table:formula="of:=NOW()" office:value-type="date" office:date-value="2020-11-24T17:55:22.58">
            <text:p>2020/11/24 17:55</text:p>
          </table:table-cell>
          <table:table-cell table:formula="of:=NOW()" office:value-type="date" office:date-value="2020-11-24T17:55:22.58">
            <text:p>2020/11/24 17:55</text:p>
          </table:table-cell>
          <table:table-cell table:formula="of:=NOW()" office:value-type="date" office:date-value="2020-11-24T17:55:22.58">
            <text:p>2020/11/24 17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4cm" draw:caption-point-x="-5.503cm" draw:caption-point-y="3.57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020/11/24</text:date>, <text:time>17:5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4T17:55:22.22</dc:date>
    <dc:creator>iwabuchi ken</dc:creator>
    <meta:editing-duration>P1DT6H33M30S</meta:editing-duration>
    <meta:editing-cycles>212</meta:editing-cycles>
    <meta:generator>OpenOffice/4.1.3$Win32 OpenOffice.org_project/413m1$Build-9783</meta:generator>
    <meta:document-statistic meta:table-count="3" meta:cell-count="1906" meta:object-count="0"/>
  </office:meta>
</office:document-meta>
</file>